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e685f" officeooo:paragraph-rsid="000e685f"/>
    </style:style>
    <style:style style:name="P2" style:family="paragraph" style:parent-style-name="Standard">
      <style:text-properties officeooo:rsid="00131930" officeooo:paragraph-rsid="00131930"/>
    </style:style>
    <style:style style:name="P3" style:family="paragraph" style:parent-style-name="Standard">
      <style:text-properties fo:font-variant="normal" fo:text-transform="none" fo:color="#0f0f19" loext:opacity="100%" style:font-name="inherit" fo:font-size="10.5pt" fo:letter-spacing="normal" fo:font-style="normal" fo:font-weight="normal" officeooo:rsid="00131930" officeooo:paragraph-rsid="00131930" loext:padding="0in" loext:border="none"/>
    </style:style>
    <style:style style:name="P4" style:family="paragraph" style:parent-style-name="Standard">
      <style:text-properties fo:font-variant="normal" fo:text-transform="none" fo:color="#0f0f19" loext:opacity="100%" style:font-name="inherit" fo:font-size="10.5pt" fo:letter-spacing="normal" fo:font-style="normal" fo:font-weight="normal" officeooo:rsid="001394bf" officeooo:paragraph-rsid="001394bf" loext:padding="0in" loext:border="none"/>
    </style:style>
    <style:style style:name="T1" style:family="text">
      <style:text-properties fo:font-variant="normal" fo:text-transform="none" fo:color="#0f0f19" loext:opacity="100%" style:font-name="inherit" fo:font-size="10.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f0f19" loext:opacity="100%" style:font-name="inherit" fo:font-size="10.5pt" fo:letter-spacing="normal" fo:font-style="normal" fo:font-weight="normal" officeooo:rsid="001394bf" loext:padding="0in" loext:border="none"/>
    </style:style>
    <style:style style:name="T3" style:family="text">
      <style:text-properties fo:font-variant="normal" fo:text-transform="none" fo:color="#0f0f19" loext:opacity="100%" fo:letter-spacing="normal" loext:padding="0in" loext:border="none"/>
    </style:style>
    <style:style style:name="T4" style:family="text">
      <style:text-properties officeooo:rsid="00139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ocation - activate voice command</text:p>
      <text:p text:style-name="P1"/>
      <text:p text:style-name="P2"><text:span text:style-name="T4">home pose -<text:tab/></text:span>move home</text:p>
      <text:p text:style-name="P2"><text:tab/><text:tab/>initial pose</text:p>
      <text:p text:style-name="P2"/>
      <text:p text:style-name="P2"><text:span text:style-name="T2">pick and place <text:s/>- <text:tab/></text:span><text:span text:style-name="T1">move</text:span><text:span text:style-name="T3"> </text:span><text:span text:style-name="T1">to</text:span><text:span text:style-name="T3"> </text:span><text:span text:style-name="T1">pick</text:span><text:span text:style-name="T3"> </text:span><text:span text:style-name="T1">pose</text:span></text:p>
      <text:p text:style-name="P3"/>
      <text:p text:style-name="P3"><text:tab/><text:tab/><text:tab/>move to place pose</text:p>
      <text:p text:style-name="P3"/>
      <text:p text:style-name="P4">open gripper -<text:tab/>release object, open gripper</text:p>
      <text:p text:style-name="P4">close gripper - <text:tab/>grasp object, close gripper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5:20:30.555575530</meta:creation-date>
    <meta:editing-duration>PT4M54S</meta:editing-duration>
    <meta:editing-cycles>2</meta:editing-cycles>
    <meta:generator>LibreOffice/7.3.7.2$Linux_X86_64 LibreOffice_project/30$Build-2</meta:generator>
    <dc:date>2024-07-25T15:24:28.852321485</dc:date>
    <meta:document-statistic meta:table-count="0" meta:image-count="0" meta:object-count="0" meta:page-count="1" meta:paragraph-count="7" meta:word-count="38" meta:character-count="214" meta:non-whitespace-character-count="175"/>
  </office:meta>
</office:document-meta>
</file>